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161" officeooo:paragraph-rsid="000fb161"/>
    </style:style>
    <style:style style:name="P2" style:family="paragraph" style:parent-style-name="Standard">
      <style:text-properties officeooo:rsid="00127cdf" officeooo:paragraph-rsid="00127cdf"/>
    </style:style>
    <style:style style:name="P3" style:family="paragraph" style:parent-style-name="Standard">
      <style:text-properties officeooo:rsid="0012d52e" officeooo:paragraph-rsid="0012d52e"/>
    </style:style>
    <style:style style:name="P4" style:family="paragraph" style:parent-style-name="Standard">
      <style:text-properties officeooo:rsid="0013927e" officeooo:paragraph-rsid="0013927e"/>
    </style:style>
    <style:style style:name="P5" style:family="paragraph" style:parent-style-name="Standard">
      <style:text-properties officeooo:rsid="0013c83d" officeooo:paragraph-rsid="0013c83d"/>
    </style:style>
    <style:style style:name="P6" style:family="paragraph" style:parent-style-name="Standard">
      <style:text-properties officeooo:rsid="001449b6" officeooo:paragraph-rsid="001449b6"/>
    </style:style>
    <style:style style:name="P7" style:family="paragraph" style:parent-style-name="Standard">
      <style:text-properties officeooo:rsid="0014d077" officeooo:paragraph-rsid="0014d077"/>
    </style:style>
    <style:style style:name="P8" style:family="paragraph" style:parent-style-name="Standard">
      <style:text-properties officeooo:rsid="00155873" officeooo:paragraph-rsid="00155873"/>
    </style:style>
    <style:style style:name="P9" style:family="paragraph" style:parent-style-name="Standard">
      <style:text-properties officeooo:paragraph-rsid="0013c83d"/>
    </style:style>
    <style:style style:name="P10" style:family="paragraph" style:parent-style-name="Standard">
      <style:text-properties officeooo:rsid="00176686" officeooo:paragraph-rsid="00176686"/>
    </style:style>
    <style:style style:name="P11" style:family="paragraph" style:parent-style-name="Standard">
      <style:text-properties officeooo:paragraph-rsid="00176686"/>
    </style:style>
    <style:style style:name="P12" style:family="paragraph" style:parent-style-name="Standard">
      <style:text-properties officeooo:rsid="00186814" officeooo:paragraph-rsid="00186814"/>
    </style:style>
    <style:style style:name="P13" style:family="paragraph" style:parent-style-name="Heading_20_1">
      <style:text-properties fo:background-color="#ffff00"/>
    </style:style>
    <style:style style:name="P14" style:family="paragraph" style:parent-style-name="Standard">
      <style:text-properties officeooo:rsid="00186814" officeooo:paragraph-rsid="00186814"/>
    </style:style>
    <style:style style:name="P15" style:family="paragraph" style:parent-style-name="Text_20_body">
      <style:text-properties fo:background-color="#ffff00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officeooo:rsid="0013c83d"/>
    </style:style>
    <style:style style:name="T4" style:family="text">
      <style:text-properties officeooo:rsid="0017668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f we come to path with energy, how should we spread our speed? <text:span text:style-name="T1">(Path-Path)</text:span></text:h>
      <text:p text:style-name="P2"><draw:frame draw:style-name="fr2" draw:name="Object15" text:anchor-type="as-char" svg:y="-0.1484in" svg:width="0.1965in" svg:height="0.1839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2" draw:name="Object16" text:anchor-type="as-char" svg:y="-0.1484in" svg:width="0.7189in" svg:height="0.2091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2" draw:name="Object17" text:anchor-type="as-char" svg:y="-0.2689in" svg:width="1.5638in" svg:height="0.4425in" draw:z-index="13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2"><draw:frame draw:style-name="fr2" draw:name="Object18" text:anchor-type="as-char" svg:y="-0.1484in" svg:width="0.4398in" svg:height="0.2091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2" draw:name="Object19" text:anchor-type="as-char" svg:y="-0.2689in" svg:width="2.748in" svg:height="0.4425in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Time doesn’t depend on <draw:frame draw:style-name="fr2" draw:name="Object20" text:anchor-type="as-char" svg:y="-0.1484in" svg:width="0.2244in" svg:height="0.2091in" draw:z-index="16"><draw:object xlink:href="./Object 20" xlink:type="simple" xlink:show="embed" xlink:actuate="onLoad"/><draw:image xlink:href="./ObjectReplacements/Object 20" xlink:type="simple" xlink:show="embed" xlink:actuate="onLoad"/></draw:frame>and <draw:frame draw:style-name="fr2" draw:name="Object21" text:anchor-type="as-char" svg:y="-0.1484in" svg:width="0.2244in" svg:height="0.2091in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Accumulated energy should be limited! Otherwise (1) has no essence. Limak’s speed is limited with <text:s/>2!!!</text:p>
      <text:h text:style-name="Heading_20_1" text:outline-level="1">Walkway - Pat<text:span text:style-name="T1">h. How much to accumulate?</text:span></text:h>
      <text:p text:style-name="P1">Walkway (<draw:frame draw:style-name="fr2" draw:name="Object1" text:anchor-type="as-char" svg:y="-0.1744in" svg:width="0.1709in" svg:height="0.21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y="-0.1484in" svg:width="0.1709in" svg:height="0.183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1484in" svg:width="0.198in" svg:height="0.2091in" draw:z-index="2"><draw:object xlink:href="./Object 3" xlink:type="simple" xlink:show="embed" xlink:actuate="onLoad"/><draw:image xlink:href="./ObjectReplacements/Object 3" xlink:type="simple" xlink:show="embed" xlink:actuate="onLoad"/></draw:frame>)- Path (<draw:frame draw:style-name="fr2" draw:name="Object4" text:anchor-type="as-char" svg:y="-0.1744in" svg:width="0.1744in" svg:height="0.210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5" text:anchor-type="as-char" svg:y="-0.1484in" svg:width="0.2236in" svg:height="0.2091in" draw:z-index="4"><draw:object xlink:href="./Object 5" xlink:type="simple" xlink:show="embed" xlink:actuate="onLoad"/><draw:image xlink:href="./ObjectReplacements/Object 5" xlink:type="simple" xlink:show="embed" xlink:actuate="onLoad"/></draw:frame>)</text:p>
      <text:p text:style-name="P1"><draw:frame draw:style-name="fr2" draw:name="Object6" text:anchor-type="as-char" svg:y="-0.1484in" svg:width="0.6709in" svg:height="0.2091in" draw:z-index="19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7" text:anchor-type="as-char" svg:y="-0.2437in" svg:width="1.3429in" svg:height="0.418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2" draw:name="Object10" text:anchor-type="as-char" svg:y="-0.2437in" svg:width="1.4516in" svg:height="0.3929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Path</text:p>
      <text:p text:style-name="P1"><draw:frame draw:style-name="fr2" draw:name="Object8" text:anchor-type="as-char" svg:y="-0.1484in" svg:width="0.647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2" draw:name="Object9" text:anchor-type="as-char" svg:y="-0.152in" svg:width="1.3366in" svg:height="0.2134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ct11" text:anchor-type="as-char" svg:y="-0.1484in" svg:width="0.5925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2" draw:name="Object12" text:anchor-type="as-char" svg:y="-0.2437in" svg:width="1.378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6">++++++++++++++++++++++++++</text:p>
      <text:p text:style-name="P1"><draw:frame draw:style-name="fr2" draw:name="Object22" text:anchor-type="as-char" svg:y="-0.152in" svg:width="1.3366in" svg:height="0.213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<draw:frame draw:style-name="fr2" draw:name="Object23" text:anchor-type="as-char" svg:y="-0.2437in" svg:width="0.6764in" svg:height="0.418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2" draw:name="Object24" text:anchor-type="as-char" svg:y="-0.2437in" svg:width="1.5091in" svg:height="0.3929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draw:frame draw:style-name="fr2" draw:name="Object25" text:anchor-type="as-char" svg:y="-0.1882in" svg:width="1.4098in" svg:height="0.545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++++++++++++++++++++++++++</text:p>
      <text:p text:style-name="P1"/>
      <text:p text:style-name="P5">Total time:</text:p>
      <text:p text:style-name="P5"><draw:frame draw:style-name="fr2" draw:name="Object13" text:anchor-type="as-char" svg:y="-0.2437in" svg:width="3.3717in" svg:height="0.3929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8"><draw:frame draw:style-name="fr2" draw:name="Object14" text:anchor-type="as-char" svg:y="-0.2437in" svg:width="2.2756in" svg:height="0.3929in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soft-page-break/><draw:frame draw:style-name="fr2" draw:name="Object26" text:anchor-type="as-char" svg:y="-0.2437in" svg:width="2.3161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5"><draw:frame draw:style-name="fr2" draw:name="Object27" text:anchor-type="as-char" svg:y="-0.2437in" svg:width="2.2866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<draw:frame draw:style-name="fr2" draw:name="Object28" text:anchor-type="as-char" svg:y="-0.2598in" svg:width="1.8217in" svg:height="0.424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><text:span text:style-name="T3"><draw:frame draw:style-name="fr2" draw:name="Object29" text:anchor-type="as-char" svg:y="-0.1484in" svg:width="0.5374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if </text:span><text:span text:style-name="T4"><draw:frame draw:style-name="fr2" draw:name="Object30" text:anchor-type="as-char" svg:y="-0.1484in" svg:width="0.4126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then</text:p>
      <text:p text:style-name="P10"><draw:frame draw:style-name="fr2" draw:name="Object31" text:anchor-type="as-char" svg:y="-0.2437in" svg:width="0.752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text:span text:style-name="T4">Limak should not walk on the walkway. <text:s/>But if </text:span><text:span text:style-name="T4"><draw:frame draw:style-name="fr2" draw:name="Object32" text:anchor-type="as-char" svg:y="-0.1484in" svg:width="0.368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, Limak should spend energy on walkway.</text:span></text:p>
      <text:p text:style-name="P11"/>
      <text:p text:style-name="P11"><text:span text:style-name="T4">Lets calculate the maximum of possible energy </text:span><text:span text:style-name="T4"><draw:frame draw:style-name="fr2" draw:name="Object33" text:anchor-type="as-char" svg:y="-0.1484in" svg:width="0.1965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Limak should provide after walkway.</text:span></text:p>
      <text:p text:style-name="P11"><draw:frame draw:style-name="fr2" draw:name="Object34" text:anchor-type="as-char" svg:y="-0.1484in" svg:width="0.5925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><draw:frame draw:style-name="fr2" draw:name="Object35" text:anchor-type="as-char" svg:y="-0.2437in" svg:width="1.0063in" svg:height="0.418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><draw:frame draw:style-name="fr2" draw:name="Object36" text:anchor-type="as-char" svg:y="-0.2437in" svg:width="0.6902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<text:s/></text:p>
      <text:p text:style-name="P12">Before setting <draw:frame draw:style-name="fr2" draw:name="Object37" text:anchor-type="as-char" svg:y="-0.1484in" svg:width="0.4126in" svg:height="0.1839in" draw:z-index="36"><draw:object xlink:href="./Object 37" xlink:type="simple" xlink:show="embed" xlink:actuate="onLoad"/><draw:image xlink:href="./ObjectReplacements/Object 37" xlink:type="simple" xlink:show="embed" xlink:actuate="onLoad"/></draw:frame>, we must check if <draw:frame draw:style-name="fr2" draw:name="Object38" text:anchor-type="as-char" svg:y="-0.1484in" svg:width="0.4063in" svg:height="0.1839in" draw:z-index="37"><draw:object xlink:href="./Object 38" xlink:type="simple" xlink:show="embed" xlink:actuate="onLoad"/><draw:image xlink:href="./ObjectReplacements/Object 38" xlink:type="simple" xlink:show="embed" xlink:actuate="onLoad"/></draw:frame>.</text:p>
      <text:p text:style-name="P12"/>
      <text:h text:style-name="P13" text:outline-level="1">Walkway - walkway. How much to accumulate?</text:h>
      <text:p text:style-name="P15">Walkway <draw:frame draw:style-name="fr1" draw:name="Object39" text:anchor-type="as-char" svg:y="-0.1484in" svg:width="0.6189in" svg:height="0.2091in" draw:z-index="38"><draw:object xlink:href="./Object 39" xlink:type="simple" xlink:show="embed" xlink:actuate="onLoad"/><draw:image xlink:href="./ObjectReplacements/Object 39" xlink:type="simple" xlink:show="embed" xlink:actuate="onLoad"/></draw:frame>- Walkway <draw:frame draw:style-name="fr1" draw:name="Object40" text:anchor-type="as-char" svg:y="-0.1484in" svg:width="0.6193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P13" text:outline-level="1">Walkway 1</text:h>
      <text:p text:style-name="P15"><draw:frame draw:style-name="fr2" draw:name="Object48" text:anchor-type="as-char" svg:y="-0.1484in" svg:width="0.6902in" svg:height="0.2091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5"><draw:frame draw:style-name="fr2" draw:name="Object49" text:anchor-type="as-char" svg:y="-0.2689in" svg:width="1.4819in" svg:height="0.4425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5"><draw:frame draw:style-name="fr2" draw:name="Object50" text:anchor-type="as-char" svg:y="-0.2689in" svg:width="1.5201in" svg:height="0.4425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h text:style-name="P13" text:outline-level="1">Walkway 2</text:h>
      <text:p text:style-name="P15"><draw:frame draw:style-name="fr2" draw:name="Object51" text:anchor-type="as-char" svg:y="-0.1484in" svg:width="0.6409in" svg:height="0.2091in" draw:z-index="4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5"><draw:frame draw:style-name="fr2" draw:name="Object53" text:anchor-type="as-char" svg:y="-0.1484in" svg:width="0.5862in" svg:height="0.2091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5"><draw:frame draw:style-name="fr2" draw:name="Object54" text:anchor-type="as-char" svg:y="-0.2689in" svg:width="1.4217in" svg:height="0.4425in" draw:z-index="4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5"/>
      <text:p text:style-name="P15">++++++++++++++++++++++++++</text:p>
      <text:p text:style-name="P15"><draw:frame draw:style-name="fr2" draw:name="Object55" text:anchor-type="as-char" svg:y="-0.152in" svg:width="1.9181in" svg:height="0.2134in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5"><text:soft-page-break/><draw:frame draw:style-name="fr2" draw:name="Object56" text:anchor-type="as-char" svg:y="-0.2689in" svg:width="0.9339in" svg:height="0.4425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5"><draw:frame draw:style-name="fr2" draw:name="Object57" text:anchor-type="as-char" svg:y="-0.2689in" svg:width="1.8665in" svg:height="0.4425in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5"><draw:frame draw:style-name="fr1" draw:name="Object43" text:anchor-type="as-char" svg:y="-0.2728in" svg:width="1.8957in" svg:height="0.4465in" draw:z-index="49"><draw:object xlink:href="./Object 43" xlink:type="simple" xlink:show="embed" xlink:actuate="onLoad"/><draw:image xlink:href="./ObjectReplacements/Object 43" xlink:type="simple" xlink:show="embed" xlink:actuate="onLoad"/></draw:frame></text:p>
      <text:p text:style-name="P15"><draw:frame draw:style-name="fr1" draw:name="Object44" text:anchor-type="as-char" svg:y="-0.2689in" svg:width="1.4374in" svg:height="0.6799in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06T23:59:20.064914807</dc:date>
    <meta:editing-duration>PT38M27S</meta:editing-duration>
    <meta:editing-cycles>5</meta:editing-cycles>
    <meta:generator>LibreOffice/6.4.1.2$Linux_X86_64 LibreOffice_project/4d224e95b98b138af42a64d84056446d09082932</meta:generator>
    <meta:document-statistic meta:table-count="0" meta:image-count="0" meta:object-count="51" meta:page-count="3" meta:paragraph-count="56" meta:word-count="105" meta:character-count="647" meta:non-whitespace-character-count="555"/>
  </office:meta>
</office:document-meta>
</file>

<file path=Object 1/content.xml><?xml version="1.0" encoding="utf-8"?>
<math xmlns="http://www.w3.org/1998/Math/MathML" display="block">
  <semantics>
    <mover accent="true">
      <mi>l</mi>
      <mo stretchy="false">⃗</mo>
    </mover>
    <annotation encoding="StarMath 5.0">vec l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 mathvariant="normal">Δ</mi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l cdot %DELTA = {l over { s+1-%DELTA }} cdot %DELTA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=t_d cdot %delta</annotation>
  </semantics>
</math>
</file>

<file path=Object 12/content.xml><?xml version="1.0" encoding="utf-8"?>
<math xmlns="http://www.w3.org/1998/Math/MathML" display="block">
  <semantics>
    <mrow>
      <msub>
        <mi>t</mi>
        <mi>d</mi>
      </msub>
      <mo stretchy="false">=</mo>
      <mfrac>
        <mi>E</mi>
        <mi>δ</mi>
      </mfrac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d = E over %delta = {{l} over {s+1-%DELTA} } cdot { %DELTA over %delta }</annotation>
  </semantics>
</math>
</file>

<file path=Object 13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+</mo>
        <mrow>
          <mfrac>
            <mi>l</mi>
            <mrow>
              <mi>s</mi>
              <mo stretchy="false">+</mo>
              <mn>1</mn>
              <mo stretchy="false">−</mo>
              <mi mathvariant="normal">Δ</mi>
            </mrow>
          </mfrac>
          <mo stretchy="false">⋅</mo>
          <mfrac>
            <mi mathvariant="normal">Δ</mi>
            <mi>δ</mi>
          </mfrac>
        </mrow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frac>
                <mi mathvariant="normal">Δ</mi>
                <mi>δ</mi>
              </mfrac>
            </mrow>
          </mrow>
          <mo fence="true" stretchy="false">)</mo>
        </mrow>
      </mrow>
    </mrow>
    <annotation encoding="StarMath 5.0">t=t_l+t_d=l over{ s+1-%DELTA } + {l over{ s+1-%DELTA }} cdot {%DELTA over %delta} = l over{ s+1-%DELTA } cdot( 1+%DELTA over %delta )</annotation>
  </semantics>
</math>
</file>

<file path=Object 14/content.xml><?xml version="1.0" encoding="utf-8"?>
<math xmlns="http://www.w3.org/1998/Math/MathML" display="block">
  <semantics>
    <mrow>
      <mi>t</mi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frac>
                  <mi>d</mi>
                  <mi>l</mi>
                </mfrac>
              </mrow>
              <mo stretchy="false">−</mo>
              <mi mathvariant="normal">Δ</mi>
            </mrow>
          </mrow>
          <mo fence="true" stretchy="false">)</mo>
        </mrow>
      </mrow>
    </mrow>
    <annotation encoding="StarMath 5.0">t= l over{ s+1-%DELTA } cdot( 1 + (s+1-%DELTA) cdot {d over l} - %DELTA )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

<file path=Object 23/content.xml><?xml version="1.0" encoding="utf-8"?>
<math xmlns="http://www.w3.org/1998/Math/MathML" display="block">
  <semantics>
    <mrow>
      <mi>δ</mi>
      <mo stretchy="false">=</mo>
      <mrow>
        <mfrac>
          <mi>d</mi>
          <msub>
            <mi>t</mi>
            <mi>d</mi>
          </msub>
        </mfrac>
        <mo stretchy="false">−</mo>
        <mn>1</mn>
      </mrow>
    </mrow>
    <annotation encoding="StarMath 5.0">%delta = {d over t_d} -1</annotation>
  </semantics>
</math>
</file>

<file path=Object 24/content.xml><?xml version="1.0" encoding="utf-8"?>
<math xmlns="http://www.w3.org/1998/Math/MathML" display="block">
  <semantics>
    <mrow>
      <mrow>
        <mi>δ</mi>
        <mo stretchy="false">=</mo>
        <mrow>
          <mfrac>
            <mi>δ</mi>
            <mi mathvariant="normal">Δ</mi>
          </mfrac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row>
      <mrow>
        <mfrac>
          <mi>d</mi>
          <mi>l</mi>
        </mfrac>
        <mo stretchy="false">−</mo>
        <mn>1</mn>
      </mrow>
    </mrow>
    <annotation encoding="StarMath 5.0">%delta= {%delta over%DELTA} cdot ({s+1-%DELTA})d over l -1</annotation>
  </semantics>
</math>
</file>

<file path=Object 25/content.xml><?xml version="1.0" encoding="utf-8"?>
<math xmlns="http://www.w3.org/1998/Math/MathML" display="block">
  <semantics>
    <mrow>
      <mi>δ</mi>
      <mo stretchy="false">=</mo>
      <mfrac>
        <mi mathvariant="normal">Δ</mi>
        <mrow>
          <mrow>
            <mrow>
              <mo fence="true" stretchy="false">(</mo>
              <mrow>
                <mrow>
                  <mi>s</mi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  <mo stretchy="false">⋅</mo>
            <mfrac>
              <mi>d</mi>
              <mi>l</mi>
            </mfrac>
          </mrow>
          <mo stretchy="false">−</mo>
          <mi mathvariant="normal">Δ</mi>
        </mrow>
      </mfrac>
    </mrow>
    <annotation encoding="StarMath 5.0">%delta=%DELTA over{ (s+1-%DELTA) cdot {d over l} -%DELTA}</annotation>
  </semantics>
</math>
</file>

<file path=Object 26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i>d</mi>
              </mrow>
              <mo stretchy="false">−</mo>
              <mrow>
                <mi>l</mi>
                <mo stretchy="false">⋅</mo>
                <mi mathvariant="normal">Δ</mi>
              </mrow>
            </mrow>
          </mrow>
          <mo fence="true" stretchy="false">)</mo>
        </mrow>
      </mrow>
    </mrow>
    <annotation encoding="StarMath 5.0">t= 1 over{ s+1-%DELTA } cdot( l + (s+1-%DELTA) cdot d - l cdot %DELTA)</annotation>
  </semantics>
</math>
</file>

<file path=Object 27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i>d</mi>
                <mo stretchy="false">⋅</mo>
                <mi>s</mi>
              </mrow>
              <mo stretchy="false">+</mo>
              <mi>d</mi>
              <mo stretchy="false">−</mo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= 1 over{ s+1-%DELTA } cdot( l + d cdot s + d -%DELTA cdot (d+l))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row>
          <mo fence="true" stretchy="false">(</mo>
          <mrow>
            <mrow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  <mo stretchy="false">−</mo>
              <mrow>
                <mo fence="true" stretchy="false">(</mo>
                <mrow>
                  <mrow>
                    <mi>l</mi>
                    <mo stretchy="false">+</mo>
                    <mrow>
                      <mi>d</mi>
                      <mo stretchy="false">⋅</mo>
                      <mi>s</mi>
                    </mrow>
                    <mo stretchy="false">+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row>
          <mi mathvariant="normal"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= (%DELTA cdot (d+l) - (l + d cdot s + d)) over{ %DELTA - (s+1)}</annotation>
  </semantics>
</math>
</file>

<file path=Object 29/content.xml><?xml version="1.0" encoding="utf-8"?>
<math xmlns="http://www.w3.org/1998/Math/MathML" display="block">
  <semantics>
    <mrow>
      <mi>t</mi>
      <mo stretchy="false">→</mo>
      <mi mathvariant="italic">min</mi>
    </mrow>
    <annotation encoding="StarMath 5.0">t toward min</annotation>
  </semantics>
</math>
</file>

<file path=Object 3/content.xml><?xml version="1.0" encoding="utf-8"?>
<math xmlns="http://www.w3.org/1998/Math/MathML" display="block">
  <semantics>
    <mover accent="true">
      <msub>
        <mi>v</mi>
        <mi>l</mi>
      </msub>
      <mo stretchy="false">⃗</mo>
    </mover>
    <annotation encoding="StarMath 5.0">vec{ v_l }</annotation>
  </semantics>
</math>
</file>

<file path=Object 30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 = 1</annotation>
  </semantics>
</math>
</file>

<file path=Object 31/content.xml><?xml version="1.0" encoding="utf-8"?>
<math xmlns="http://www.w3.org/1998/Math/MathML" display="block">
  <semantics>
    <mrow>
      <mi>δ</mi>
      <mo stretchy="false">=</mo>
      <mfrac>
        <mi>l</mi>
        <mrow>
          <mrow>
            <mi>s</mi>
            <mo stretchy="false">⋅</mo>
            <mi>d</mi>
          </mrow>
          <mo stretchy="false">−</mo>
          <mi>l</mi>
        </mrow>
      </mfrac>
    </mrow>
    <annotation encoding="StarMath 5.0">%delta = l over { s cdot d - l }</annotation>
  </semantics>
</math>
</file>

<file path=Object 32/content.xml><?xml version="1.0" encoding="utf-8"?>
<math xmlns="http://www.w3.org/1998/Math/MathML" display="block">
  <semantics>
    <mrow>
      <mi>δ</mi>
      <mo stretchy="false">&lt;</mo>
      <mn>0</mn>
    </mrow>
    <annotation encoding="StarMath 5.0">%delta &lt; 0</annotation>
  </semantics>
</math>
</file>

<file path=Object 33/content.xml><?xml version="1.0" encoding="utf-8"?>
<math xmlns="http://www.w3.org/1998/Math/MathML" display="block">
  <semantics>
    <mi>E</mi>
    <annotation encoding="StarMath 5.0">E </annotation>
  </semantics>
</math>
</file>

<file path=Object 34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 = t_d cdot %delta</annotation>
  </semantics>
</math>
</file>

<file path=Object 35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sub>
          <mi>V</mi>
          <mi>d</mi>
        </msub>
      </mfrac>
      <mo stretchy="false">=</mo>
      <mfrac>
        <mi>d</mi>
        <mrow>
          <mn>1</mn>
          <mo stretchy="false">+</mo>
          <mi>δ</mi>
        </mrow>
      </mfrac>
    </mrow>
    <annotation encoding="StarMath 5.0">t_d=d over V_d=d over { 1 + %delta 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i>E</mi>
        <mrow>
          <mi>d</mi>
          <mo stretchy="false">−</mo>
          <mi>E</mi>
        </mrow>
      </mfrac>
    </mrow>
    <annotation encoding="StarMath 5.0">%delta = E over { d -E }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8/content.xml><?xml version="1.0" encoding="utf-8"?>
<math xmlns="http://www.w3.org/1998/Math/MathML" display="block">
  <semantics>
    <mrow>
      <mi>E</mi>
      <mo stretchy="false">&lt;</mo>
      <mi>d</mi>
    </mrow>
    <annotation encoding="StarMath 5.0">E&lt;d</annotation>
  </semantics>
</math>
</file>

<file path=Object 39/content.xml><?xml version="1.0" encoding="utf-8"?>
<math xmlns="http://www.w3.org/1998/Math/MathML" display="block">
  <semantics>
    <mrow>
      <msub>
        <mi>l</mi>
        <mn>1</mn>
      </msub>
      <mi>,</mi>
      <msub>
        <mi>S</mi>
        <mn>1</mn>
      </msub>
      <mi>,</mi>
      <msub>
        <mi>v</mi>
        <mn>1</mn>
      </msub>
    </mrow>
    <annotation encoding="StarMath 5.0">l_1, S_1, v_1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40/content.xml><?xml version="1.0" encoding="utf-8"?>
<math xmlns="http://www.w3.org/1998/Math/MathML" display="block">
  <semantics>
    <mrow>
      <msub>
        <mi>l</mi>
        <mn>2</mn>
      </msub>
      <mi>,</mi>
      <msub>
        <mi>S</mi>
        <mn>2</mn>
      </msub>
      <mi>,</mi>
      <msub>
        <mi>v</mi>
        <mn>2</mn>
      </msub>
    </mrow>
    <annotation encoding="StarMath 5.0">l_2, S_2, v_2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over accent="true">
      <msub>
        <mi>v</mi>
        <mi>d</mi>
      </msub>
      <mo stretchy="false">⃗</mo>
    </mover>
    <annotation encoding="StarMath 5.0">vec{ v_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6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 mathvariant="normal">Δ</mi>
      </mrow>
    </mrow>
    <annotation encoding="StarMath 5.0">v_l=1- %DELTA 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sub>
            <mi>v</mi>
            <mi>l</mi>
          </msub>
        </mrow>
      </mfrac>
      <mo stretchy="false">=</mo>
      <mfrac>
        <mi>l</mi>
        <mrow>
          <mi>s</mi>
          <mo stretchy="false">+</mo>
          <mn>1</mn>
          <mo stretchy="false">−</mo>
          <mi mathvariant="normal">Δ</mi>
        </mrow>
      </mfrac>
    </mrow>
    <annotation encoding="StarMath 5.0">t_l= {l} over {s+v_l}={ {l}over{s+1-%DELTA} } </annotation>
  </semantics>
</math>
</file>

<file path=Object 8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>δ</mi>
      </mrow>
    </mrow>
    <annotation encoding="StarMath 5.0">v_d=1+%delta</annotation>
  </semantics>
</math>
</file>

<file path=Object 9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